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51d0" officeooo:paragraph-rsid="001b51d0"/>
    </style:style>
    <style:style style:name="P2" style:family="paragraph" style:parent-style-name="Standard" style:list-style-name="L1">
      <style:text-properties officeooo:rsid="001b51d0" officeooo:paragraph-rsid="001b51d0"/>
    </style:style>
    <style:style style:name="P3" style:family="paragraph" style:parent-style-name="Standard" style:list-style-name="L1">
      <style:text-properties officeooo:rsid="001c4d4c" officeooo:paragraph-rsid="001c4d4c"/>
    </style:style>
    <style:style style:name="P4" style:family="paragraph" style:parent-style-name="Standard" style:list-style-name="L1">
      <style:text-properties officeooo:rsid="001d8c4a" officeooo:paragraph-rsid="001d8c4a"/>
    </style:style>
    <style:style style:name="P5" style:family="paragraph" style:parent-style-name="Standard" style:list-style-name="L1">
      <style:text-properties officeooo:rsid="001de331" officeooo:paragraph-rsid="001de331"/>
    </style:style>
    <style:style style:name="T1" style:family="text">
      <style:text-properties officeooo:rsid="001c4d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Wireshark: HTTP</text:p>
      <text:p text:style-name="P1"/>
      <text:p text:style-name="P1">Rodrigo Faria – 1795473</text:p>
      <text:p text:style-name="P1"/>
      <text:list xml:id="list234305213" text:style-name="L1">
        <text:list-item>
          <text:p text:style-name="P2">A maquina está rodando HTTP 1.1</text:p>
        </text:list-item>
        <text:list-item>
          <text:p text:style-name="P2">O navegador aceita en-us</text:p>
        </text:list-item>
        <text:list-item>
          <text:p text:style-name="P2">O IP da maquina fonte da requisição GET é 192.168.1.102</text:p>
        </text:list-item>
        <text:list-item>
          <text:p text:style-name="P2">200 OK</text:p>
        </text:list-item>
        <text:list-item>
          <text:p text:style-name="P2">Last-Modified: Tue, 23 Sep 2003 05:29:00 GMT\r\n</text:p>
        </text:list-item>
        <text:list-item>
          <text:p text:style-name="P2">439 byter capturados</text:p>
        </text:list-item>
        <text:list-item>
          <text:p text:style-name="P2">Não</text:p>
        </text:list-item>
        <text:list-item>
          <text:p text:style-name="P2">Não</text:p>
        </text:list-item>
        <text:list-item>
          <text:p text:style-name="P2"><text:span text:style-name="T1">Sim </text:span>, podemos perceber pelo tipo de resposta, que foi <text:span text:style-name="T1">200</text:span> – <text:span text:style-name="T1">Ok, e que contem line-based text data</text:span></text:p>
        </text:list-item>
        <text:list-item>
          <text:p text:style-name="P3">Sim, a informação contida nesse campo do header é uma data, a ser verificada pelo servidor</text:p>
        </text:list-item>
        <text:list-item>
          <text:p text:style-name="P3">O servidor respondeu com 304 – Not Modified, e por isso não retorna o conteúdo da página novamente</text:p>
        </text:list-item>
        <text:list-item>
          <text:p text:style-name="P4">Apenas um GET foi emitido, packet número 8</text:p>
        </text:list-item>
        <text:list-item>
          <text:p text:style-name="P4">Packet nº 14</text:p>
        </text:list-item>
        <text:list-item>
          <text:p text:style-name="P4"><text:s/>status 200 “ok”</text:p>
        </text:list-item>
        <text:list-item>
          <text:p text:style-name="P4">Foram necessários 4 segmentos TCP</text:p>
        </text:list-item>
        <text:list-item>
          <text:p text:style-name="P4">Foram necessários 3 GETs, todos para o mesmo IP 128.119.245.12</text:p>
        </text:list-item>
        <text:list-item>
          <text:p text:style-name="P4">No meu entendimento as imagens foram baixadas em serial, pois as requisições GET foram feitas em momentos distintos</text:p>
        </text:list-item>
        <text:list-item>
          <text:p text:style-name="P5">O servidor respondeu com “401 Authorization Required”</text:p>
        </text:list-item>
        <text:list-item>
          <text:p text:style-name="P5">O campo incluído no segundo GET foi “Authorization: Basic ZXRoLXN0dWRlbnRzOm5ldHdvcmtz\r\n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6:16:19.679476300</meta:creation-date>
    <dc:date>2018-08-21T20:43:02.134000000</dc:date>
    <meta:editing-duration>PT36M45S</meta:editing-duration>
    <meta:editing-cycles>3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21" meta:word-count="174" meta:character-count="995" meta:non-whitespace-character-count="857"/>
  </office:meta>
</office:document-meta>
</file>